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ffffff" loext:char-shading-value="0" loext:padding="0in" loext:border="none"/>
    </style:style>
    <style:style style:name="T3" style:family="text">
      <style:text-properties fo:font-variant="normal" fo:text-transform="none"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ree Shell Scripting courses:</text:span> </text:p>
      <text:p text:style-name="P1"/>
      <text:p text:style-name="P1"><text:span text:style-name="T1">1. Intro to Linux Shell Scripting (Free course)</text:span><text:line-break/><text:a xlink:type="simple" xlink:href="https://lnkd.in/dUnAsqwj" text:style-name="Internet_20_link" text:visited-style-name="Visited_20_Internet_20_Link"><text:span text:style-name="T2">https://lnkd.in/dUnAsqwj</text:span></text:a><text:line-break/><text:line-break/><text:span text:style-name="T1">2. Shell Scripting</text:span><text:line-break/><text:span text:style-name="T3"> </text:span><text:a xlink:type="simple" xlink:href="https://lnkd.in/dtN4JbDM" text:style-name="Internet_20_link" text:visited-style-name="Visited_20_Internet_20_Link"><text:span text:style-name="T2">https://lnkd.in/dtN4JbDM</text:span></text:a><text:span text:style-name="T3"> </text:span><text:line-break/><text:line-break/><text:span text:style-name="T1">3. Bash Shell Scripting: Up &amp; Running for Beginners</text:span><text:line-break/><text:a xlink:type="simple" xlink:href="https://lnkd.in/dfQqM5Kc" text:style-name="Internet_20_link" text:visited-style-name="Visited_20_Internet_20_Link"><text:span text:style-name="T2">https://lnkd.in/dfQqM5Kc</text:span></text:a><text:line-break/><text:line-break/><text:span text:style-name="T1">4. Introduction to Linux Shell Scripting</text:span><text:line-break/><text:a xlink:type="simple" xlink:href="https://lnkd.in/dCb4BkvH" text:style-name="Internet_20_link" text:visited-style-name="Visited_20_Internet_20_Link"><text:span text:style-name="T2">https://lnkd.in/dCb4BkvH</text:span></text:a><text:line-break/><text:line-break/><text:span text:style-name="T1">5. Linux shell &amp; scripting tutorial</text:span><text:line-break/><text:a xlink:type="simple" xlink:href="https://lnkd.in/dtthf3F8" text:style-name="Internet_20_link" text:visited-style-name="Visited_20_Internet_20_Link"><text:span text:style-name="T2">https://lnkd.in/dtthf3F8</text:span></text:a><text:line-break/><text:line-break/><text:span text:style-name="T1">6. Automate with Shell Scripting</text:span><text:line-break/><text:line-break/><text:a xlink:type="simple" xlink:href="https://lnkd.in/dB3gDhY9" text:style-name="Internet_20_link" text:visited-style-name="Visited_20_Internet_20_Link"><text:span text:style-name="T2">https://lnkd.in/dB3gDhY9</text:span></text:a><text:line-break/><text:line-break/><text:span text:style-name="T1">7. Bash shell &amp; scripting tutorial</text:span><text:line-break/><text:line-break/><text:a xlink:type="simple" xlink:href="https://lnkd.in/djWQKXCY" text:style-name="Internet_20_link" text:visited-style-name="Visited_20_Internet_20_Link"><text:span text:style-name="T2">https://lnkd.in/djWQKXCY</text:span></text:a><text:line-break/><text:line-break/><text:span text:style-name="T1">8. Linux for Beginners: Crash Course</text:span><text:line-break/><text:a xlink:type="simple" xlink:href="https://lnkd.in/du5e_dpq" text:style-name="Internet_20_link" text:visited-style-name="Visited_20_Internet_20_Link"><text:span text:style-name="T2">https://lnkd.in/du5e_dpq</text:span></text:a><text:line-break/><text:line-break/><text:span text:style-name="T1">9. Linux - Shell Bash Commands From Scratch</text:span><text:line-break/><text:a xlink:type="simple" xlink:href="https://lnkd.in/dh5SzZpB" text:style-name="Internet_20_link" text:visited-style-name="Visited_20_Internet_20_Link"><text:span text:style-name="T2">https://lnkd.in/dh5SzZpB</text:span></text:a><text:line-break/><text:line-break/><text:span text:style-name="T1">10. Command Line Arguments for Beginners</text:span><text:line-break/><text:a xlink:type="simple" xlink:href="https://lnkd.in/d8Ccp4hd" text:style-name="Internet_20_link" text:visited-style-name="Visited_20_Internet_20_Link"><text:span text:style-name="T2">https://lnkd.in/d8Ccp4hd</text:span></text:a><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30T12:55:05.599000000</meta:creation-date>
    <dc:date>2022-09-30T12:55:50.144000000</dc:date>
    <meta:editing-duration>PT44S</meta:editing-duration>
    <meta:editing-cycles>1</meta:editing-cycles>
    <meta:document-statistic meta:table-count="0" meta:image-count="0" meta:object-count="0" meta:page-count="1" meta:paragraph-count="2" meta:word-count="77" meta:character-count="680" meta:non-whitespace-character-count="589"/>
    <meta:generator>LibreOffice/7.3.2.2$Windows_X86_64 LibreOffice_project/49f2b1bff42cfccbd8f788c8dc32c1c309559be0</meta:generator>
  </office:meta>
</office:document-meta>
</file>